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82.54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54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41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ed1c24" fo:border="0.06pt solid #000000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4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T1" style:family="text">
      <style:text-properties fo:language="en" fo:country="SG" style:font-size-asian="10pt" style:font-name-complex="Lohit Devanagari"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language-complex="hi" style:country-complex="IN" style:language-asian="zh" style:country-asian="CN" style:text-overline-style="none" style:text-overline-color="font-color" style:text-line-through-mode="continuous"/>
    </style:style>
    <style:style style:name="T2" style:family="text">
      <style:text-properties fo:language="en" fo:country="SG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 100%" style:text-scale="100%" fo:font-size="6.40000009536743pt" style:font-name="Ubuntu" fo:color="#4c4c4c"/>
    </style:style>
    <style:style style:name="T3" style:family="text">
      <style:text-properties fo:color="#3c3c3c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Emcraft Test Pl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8"/>
        <table:table-column table:style-name="co4" table:default-cell-style-name="ce8"/>
        <table:table-column table:style-name="co5" table:default-cell-style-name="ce1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Heap Usage</text:p>
          </table:table-cell>
          <table:covered-table-cell table:style-name="ce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efore (kB)</text:p>
          </table:table-cell>
          <table:table-cell table:style-name="ce5" office:value-type="string" calcext:value-type="string">
            <text:p>After (kB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ubifs_zpl.c : </text:span><text:span text:style-name="T2">UBIFS_ZPL_Init</text:span></text:p>
          </table:table-cell>
          <table:table-cell table:style-name="ce1" office:value-type="string" calcext:value-type="string">
            <text:p>nand_init(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tdparts_init()</text:p>
          </table:table-cell>
          <table:table-cell table:number-columns-repeated="2" table:style-name="ce5" office:value-type="float" office:value="20.89" calcext:value-type="float">
            <text:p>20.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_part()</text:p>
          </table:table-cell>
          <table:table-cell table:style-name="ce5" office:value-type="float" office:value="20.89" calcext:value-type="float">
            <text:p>20.89</text:p>
          </table:table-cell>
          <table:table-cell table:style-name="ce5" office:value-type="float" office:value="214.14" calcext:value-type="float">
            <text:p>214.1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fs_init()</text:p>
          </table:table-cell>
          <table:table-cell table:style-name="ce5" office:value-type="float" office:value="214.14" calcext:value-type="float">
            <text:p>214.14</text:p>
          </table:table-cell>
          <table:table-cell table:style-name="ce5" office:value-type="float" office:value="214.2" calcext:value-type="float">
            <text:p>214.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oot_ubifs_mount()</text:p>
          </table:table-cell>
          <table:table-cell table:style-name="ce6" office:value-type="float" office:value="214.2" calcext:value-type="float">
            <text:p>214.2</text:p>
          </table:table-cell>
          <table:table-cell table:style-name="ce5" office:value-type="float" office:value="747.92" calcext:value-type="float">
            <text:p>747.9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Creation of Directory and Files: Per iteration:</text:p>
            <text:p>- 1 call to ubifs_mkdir</text:p>
            <text:p>- 10 calls to ubifs_write</text:p>
          </table:table-cell>
          <table:table-cell office:value-type="string" calcext:value-type="string">
            <text:p>Before (kB)</text:p>
          </table:table-cell>
          <table:table-cell office:value-type="string" calcext:value-type="string">
            <text:p>After (kB)</text:p>
          </table:table-cell>
          <table:table-cell table:style-name="Default" office:value-type="string" calcext:value-type="string">
            <text:p>Delta of Heap Usage (kB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office:value-type="float" office:value="747.92" calcext:value-type="float">
            <text:p>747.92</text:p>
          </table:table-cell>
          <table:table-cell office:value-type="float" office:value="765.59" calcext:value-type="float">
            <text:p>765.59</text:p>
          </table:table-cell>
          <table:table-cell table:formula="of:=[.E10]-[.D10]" office:value-type="float" office:value="17.6700000000001" calcext:value-type="float">
            <text:p>17.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formula="of:=[.E10]" office:value-type="float" office:value="765.59" calcext:value-type="float">
            <text:p>765.59</text:p>
          </table:table-cell>
          <table:table-cell office:value-type="float" office:value="782.88" calcext:value-type="float">
            <text:p>782.88</text:p>
          </table:table-cell>
          <table:table-cell table:formula="of:=[.E11]-[.D11]" office:value-type="float" office:value="17.29" calcext:value-type="float">
            <text:p>17.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formula="of:=[.E11]" office:value-type="float" office:value="782.88" calcext:value-type="float">
            <text:p>782.88</text:p>
          </table:table-cell>
          <table:table-cell office:value-type="float" office:value="799.7" calcext:value-type="float">
            <text:p>799.7</text:p>
          </table:table-cell>
          <table:table-cell table:formula="of:=[.E12]-[.D12]" office:value-type="float" office:value="16.8200000000001" calcext:value-type="float">
            <text:p>16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formula="of:=[.E12]" office:value-type="float" office:value="799.7" calcext:value-type="float">
            <text:p>799.7</text:p>
          </table:table-cell>
          <table:table-cell office:value-type="float" office:value="817.25" calcext:value-type="float">
            <text:p>817.25</text:p>
          </table:table-cell>
          <table:table-cell table:formula="of:=[.E13]-[.D13]" office:value-type="float" office:value="17.55" calcext:value-type="float">
            <text:p>17.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formula="of:=[.E13]" office:value-type="float" office:value="817.25" calcext:value-type="float">
            <text:p>817.25</text:p>
          </table:table-cell>
          <table:table-cell office:value-type="float" office:value="834.31" calcext:value-type="float">
            <text:p>834.31</text:p>
          </table:table-cell>
          <table:table-cell table:formula="of:=[.E14]-[.D14]" office:value-type="float" office:value="17.0599999999999" calcext:value-type="float">
            <text:p>17.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formula="of:=[.E14]" office:value-type="float" office:value="834.31" calcext:value-type="float">
            <text:p>834.31</text:p>
          </table:table-cell>
          <table:table-cell office:value-type="float" office:value="851.61" calcext:value-type="float">
            <text:p>851.61</text:p>
          </table:table-cell>
          <table:table-cell table:formula="of:=[.E15]-[.D15]" office:value-type="float" office:value="17.3000000000001" calcext:value-type="float">
            <text:p>17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formula="of:=[.E15]" office:value-type="float" office:value="851.61" calcext:value-type="float">
            <text:p>851.61</text:p>
          </table:table-cell>
          <table:table-cell office:value-type="float" office:value="868.58" calcext:value-type="float">
            <text:p>868.58</text:p>
          </table:table-cell>
          <table:table-cell table:formula="of:=[.E16]-[.D16]" office:value-type="float" office:value="16.97" calcext:value-type="float">
            <text:p>16.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formula="of:=[.E16]" office:value-type="float" office:value="868.58" calcext:value-type="float">
            <text:p>868.58</text:p>
          </table:table-cell>
          <table:table-cell office:value-type="float" office:value="885.88" calcext:value-type="float">
            <text:p>885.88</text:p>
          </table:table-cell>
          <table:table-cell table:formula="of:=[.E17]-[.D17]" office:value-type="float" office:value="17.3" calcext:value-type="float">
            <text:p>17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9</text:p>
          </table:table-cell>
          <table:table-cell table:formula="of:=[.E17]" office:value-type="float" office:value="885.88" calcext:value-type="float">
            <text:p>885.88</text:p>
          </table:table-cell>
          <table:table-cell office:value-type="float" office:value="902.95" calcext:value-type="float">
            <text:p>902.95</text:p>
          </table:table-cell>
          <table:table-cell table:formula="of:=[.E18]-[.D18]" office:value-type="float" office:value="17.0700000000001" calcext:value-type="float">
            <text:p>17.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0</text:p>
          </table:table-cell>
          <table:table-cell table:formula="of:=[.E18]" office:value-type="float" office:value="902.95" calcext:value-type="float">
            <text:p>902.95</text:p>
          </table:table-cell>
          <table:table-cell office:value-type="float" office:value="919.29" calcext:value-type="float">
            <text:p>919.29</text:p>
          </table:table-cell>
          <table:table-cell table:formula="of:=[.E19]-[.D19]" office:value-type="float" office:value="16.3399999999999" calcext:value-type="float">
            <text:p>16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ifs_ls(“/”)</text:p>
          </table:table-cell>
          <table:table-cell table:formula="of:=[.E19]" office:value-type="float" office:value="919.29" calcext:value-type="float">
            <text:p>919.29</text:p>
          </table:table-cell>
          <table:table-cell office:value-type="float" office:value="923.15" calcext:value-type="float">
            <text:p>923.15</text:p>
          </table:table-cell>
          <table:table-cell table:formula="of:=[.E21]-[.D21]" office:value-type="float" office:value="3.86000000000001" calcext:value-type="float">
            <text:p>3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Verifiction of Files:</text:p>
            <text:p>Per iteration:</text:p>
            <text:p>- 1 call to ubifs_ls</text:p>
            <text:p>- 10 calls to ubifs_read</text:p>
          </table:table-cell>
          <table:table-cell office:value-type="string" calcext:value-type="string">
            <text:p>Before (kB)</text:p>
          </table:table-cell>
          <table:table-cell office:value-type="string" calcext:value-type="string">
            <text:p>After (kB)</text:p>
          </table:table-cell>
          <table:table-cell table:style-name="Default" office:value-type="string" calcext:value-type="string">
            <text:p>Delta of Heap Usage (kB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style-name="ce3" table:formula="of:=[.E21]" office:value-type="float" office:value="923.15" calcext:value-type="float">
            <text:p>923.15</text:p>
          </table:table-cell>
          <table:table-cell table:style-name="ce3" office:value-type="float" office:value="933.8" calcext:value-type="float">
            <text:p>933.8</text:p>
          </table:table-cell>
          <table:table-cell table:formula="of:=[.E24]-[.D24]" office:value-type="float" office:value="10.65" calcext:value-type="float">
            <text:p>10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style-name="ce3" table:formula="of:=[.E24]" office:value-type="float" office:value="933.8" calcext:value-type="float">
            <text:p>933.8</text:p>
          </table:table-cell>
          <table:table-cell table:style-name="ce3" office:value-type="float" office:value="944.46" calcext:value-type="float">
            <text:p>944.46</text:p>
          </table:table-cell>
          <table:table-cell table:formula="of:=[.E25]-[.D25]" office:value-type="float" office:value="10.6600000000001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style-name="ce3" table:formula="of:=[.E25]" office:value-type="float" office:value="944.46" calcext:value-type="float">
            <text:p>944.46</text:p>
          </table:table-cell>
          <table:table-cell table:style-name="ce3" office:value-type="float" office:value="955.12" calcext:value-type="float">
            <text:p>955.12</text:p>
          </table:table-cell>
          <table:table-cell table:formula="of:=[.E26]-[.D26]" office:value-type="float" office:value="10.66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style-name="ce3" table:formula="of:=[.E26]" office:value-type="float" office:value="955.12" calcext:value-type="float">
            <text:p>955.12</text:p>
          </table:table-cell>
          <table:table-cell table:style-name="ce3" office:value-type="float" office:value="965.77" calcext:value-type="float">
            <text:p>965.77</text:p>
          </table:table-cell>
          <table:table-cell table:formula="of:=[.E27]-[.D27]" office:value-type="float" office:value="10.65" calcext:value-type="float">
            <text:p>10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style-name="ce3" table:formula="of:=[.E27]" office:value-type="float" office:value="965.77" calcext:value-type="float">
            <text:p>965.77</text:p>
          </table:table-cell>
          <table:table-cell table:style-name="ce3" office:value-type="float" office:value="976.43" calcext:value-type="float">
            <text:p>976.43</text:p>
          </table:table-cell>
          <table:table-cell table:formula="of:=[.E28]-[.D28]" office:value-type="float" office:value="10.66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style-name="ce3" table:formula="of:=[.E28]" office:value-type="float" office:value="976.43" calcext:value-type="float">
            <text:p>976.43</text:p>
          </table:table-cell>
          <table:table-cell table:style-name="ce3" office:value-type="float" office:value="987.09" calcext:value-type="float">
            <text:p>987.09</text:p>
          </table:table-cell>
          <table:table-cell table:formula="of:=[.E29]-[.D29]" office:value-type="float" office:value="10.6600000000001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style-name="ce3" table:formula="of:=[.E29]" office:value-type="float" office:value="987.09" calcext:value-type="float">
            <text:p>987.09</text:p>
          </table:table-cell>
          <table:table-cell table:style-name="ce3" office:value-type="float" office:value="997.74" calcext:value-type="float">
            <text:p>997.74</text:p>
          </table:table-cell>
          <table:table-cell table:formula="of:=[.E30]-[.D30]" office:value-type="float" office:value="10.65" calcext:value-type="float">
            <text:p>10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style-name="ce3" table:formula="of:=[.E30]" office:value-type="float" office:value="997.74" calcext:value-type="float">
            <text:p>997.74</text:p>
          </table:table-cell>
          <table:table-cell table:style-name="ce3" office:value-type="float" office:value="1008.4" calcext:value-type="float">
            <text:p>1008.4</text:p>
          </table:table-cell>
          <table:table-cell table:formula="of:=[.E31]-[.D31]" office:value-type="float" office:value="10.66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9</text:p>
          </table:table-cell>
          <table:table-cell table:style-name="ce3" table:formula="of:=[.E31]" office:value-type="float" office:value="1008.4" calcext:value-type="float">
            <text:p>1008.4</text:p>
          </table:table-cell>
          <table:table-cell table:style-name="ce3" office:value-type="float" office:value="1019.05" calcext:value-type="float">
            <text:p>1019.05</text:p>
          </table:table-cell>
          <table:table-cell table:formula="of:=[.E32]-[.D32]" office:value-type="float" office:value="10.65" calcext:value-type="float">
            <text:p>10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0</text:p>
          </table:table-cell>
          <table:table-cell table:style-name="ce3" table:formula="of:=[.E32]" office:value-type="float" office:value="1019.05" calcext:value-type="float">
            <text:p>1019.05</text:p>
          </table:table-cell>
          <table:table-cell table:style-name="ce9" office:value-type="string" calcext:value-type="string">
            <text:p>1.01 MB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oot_ubifs_umount()</text:p>
          </table:table-cell>
          <table:table-cell table:style-name="ce9" table:formula="of:=[.E33]" office:value-type="string" office:string-value="1.01 MB" calcext:value-type="string">
            <text:p>1.01 MB</text:p>
          </table:table-cell>
          <table:table-cell table:style-name="ce10" office:value-type="float" office:value="497.44" calcext:value-type="float">
            <text:p>497.44</text:p>
          </table:table-cell>
          <table:table-cell table:style-name="Default"/>
          <table:table-cell/>
          <table:table-cell table:formula="of:=[.E35]-[.D7]" office:value-type="float" office:value="283.24" calcext:value-type="float">
            <text:p>283.24</text:p>
          </table:table-cell>
        </table:table-row>
      </table:table>
      <table:table table:name="Multiple Mount and Umount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ce12"/>
        <table:table-column table:style-name="co8" table:default-cell-style-name="ce8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Heap Usage</text:p>
          </table:table-cell>
          <table:covered-table-cell table:style-name="ce21"/>
          <table:table-cell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efore (kB)</text:p>
          </table:table-cell>
          <table:table-cell table:style-name="ce5" office:value-type="string" calcext:value-type="string">
            <text:p>After (kB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ubifs_zpl.c : </text:span><text:span text:style-name="T2">UBIFS_ZPL_Init</text:span></text:p>
          </table:table-cell>
          <table:table-cell table:style-name="ce1" office:value-type="string" calcext:value-type="string">
            <text:p>nand_init(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89" calcext:value-type="float">
            <text:p>20.8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tdparts_init()</text:p>
          </table:table-cell>
          <table:table-cell table:number-columns-repeated="2" table:style-name="ce5" office:value-type="float" office:value="20.89" calcext:value-type="float">
            <text:p>20.8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ubi_part()</text:p>
          </table:table-cell>
          <table:table-cell table:style-name="ce5" office:value-type="float" office:value="20.89" calcext:value-type="float">
            <text:p>20.89</text:p>
          </table:table-cell>
          <table:table-cell table:style-name="ce5" office:value-type="float" office:value="214.14" calcext:value-type="float">
            <text:p>214.1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ubifs_init()</text:p>
          </table:table-cell>
          <table:table-cell table:style-name="ce5" office:value-type="float" office:value="214.14" calcext:value-type="float">
            <text:p>214.14</text:p>
          </table:table-cell>
          <table:table-cell table:style-name="ce5" office:value-type="float" office:value="214.2" calcext:value-type="float">
            <text:p>214.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number-columns-repeated="2"/>
          <table:table-cell office:value-type="string" calcext:value-type="string">
            <text:p>Multiple mount/umount:</text:p>
          </table:table-cell>
          <table:table-cell table:style-name="ce8" office:value-type="string" calcext:value-type="string">
            <text:p>Before Mount (MB)</text:p>
          </table:table-cell>
          <table:table-cell office:value-type="string" calcext:value-type="string">
            <text:p>After UnMount (MB)</text:p>
          </table:table-cell>
          <table:table-cell table:style-name="ce30" office:value-type="string" calcext:value-type="string">
            <text:p>Leaked Memory Every Mount-Test-UnMount Iteration (k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formula="of:= 214.2 /1024" office:value-type="float" office:value="0.2091796875" calcext:value-type="float">
            <text:p>0.21</text:p>
          </table:table-cell>
          <table:table-cell table:style-name="ce12" table:formula="of:=497.45/1024" office:value-type="float" office:value="0.485791015625" calcext:value-type="float">
            <text:p>0.49</text:p>
          </table:table-cell>
          <table:table-cell table:style-name="ce8" table:formula="of:=([.E10]-[.D10])*1024" office:value-type="float" office:value="283.25" calcext:value-type="float">
            <text:p>283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formula="of:=[.E10]" office:value-type="float" office:value="0.485791015625" calcext:value-type="float">
            <text:p>0.49</text:p>
          </table:table-cell>
          <table:table-cell table:style-name="ce12" table:formula="of:=780.69/1024" office:value-type="float" office:value="0.762392578125" calcext:value-type="float">
            <text:p>0.76</text:p>
          </table:table-cell>
          <table:table-cell table:style-name="ce8" table:formula="of:=([.E11]-[.D11])*1024" office:value-type="float" office:value="283.24" calcext:value-type="float">
            <text:p>283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formula="of:=[.E11]" office:value-type="float" office:value="0.762392578125" calcext:value-type="float">
            <text:p>0.76</text:p>
          </table:table-cell>
          <table:table-cell office:value-type="float" office:value="1.04" calcext:value-type="float">
            <text:p>1.04</text:p>
          </table:table-cell>
          <table:table-cell table:style-name="ce8" table:formula="of:=([.E12]-[.D12])*1024" office:value-type="float" office:value="284.27" calcext:value-type="float">
            <text:p>284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formula="of:=[.E12]" office:value-type="float" office:value="1.04" calcext:value-type="float">
            <text:p>1.04</text:p>
          </table:table-cell>
          <table:table-cell office:value-type="float" office:value="1.32" calcext:value-type="float">
            <text:p>1.32</text:p>
          </table:table-cell>
          <table:table-cell table:style-name="ce8" table:formula="of:=([.E13]-[.D13])*1024" office:value-type="float" office:value="286.72" calcext:value-type="float">
            <text:p>286.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formula="of:=[.E13]" office:value-type="float" office:value="1.32" calcext:value-type="float">
            <text:p>1.32</text:p>
          </table:table-cell>
          <table:table-cell office:value-type="float" office:value="1.59" calcext:value-type="float">
            <text:p>1.59</text:p>
          </table:table-cell>
          <table:table-cell table:style-name="ce8" table:formula="of:=([.E14]-[.D14])*1024" office:value-type="float" office:value="276.48" calcext:value-type="float">
            <text:p>276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formula="of:=[.E14]" office:value-type="float" office:value="1.59" calcext:value-type="float">
            <text:p>1.59</text:p>
          </table:table-cell>
          <table:table-cell office:value-type="float" office:value="1.87" calcext:value-type="float">
            <text:p>1.87</text:p>
          </table:table-cell>
          <table:table-cell table:style-name="ce8" table:formula="of:=([.E15]-[.D15])*1024" office:value-type="float" office:value="286.72" calcext:value-type="float">
            <text:p>286.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formula="of:=[.E15]" office:value-type="float" office:value="1.87" calcext:value-type="float">
            <text:p>1.87</text:p>
          </table:table-cell>
          <table:table-cell office:value-type="float" office:value="2.15" calcext:value-type="float">
            <text:p>2.15</text:p>
          </table:table-cell>
          <table:table-cell table:style-name="ce8" table:formula="of:=([.E16]-[.D16])*1024" office:value-type="float" office:value="286.72" calcext:value-type="float">
            <text:p>286.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formula="of:=[.E16]" office:value-type="float" office:value="2.15" calcext:value-type="float">
            <text:p>2.15</text:p>
          </table:table-cell>
          <table:table-cell office:value-type="float" office:value="2.42" calcext:value-type="float">
            <text:p>2.42</text:p>
          </table:table-cell>
          <table:table-cell table:style-name="ce8" table:formula="of:=([.E17]-[.D17])*1024" office:value-type="float" office:value="276.48" calcext:value-type="float">
            <text:p>276.48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Iteration #9</text:p>
          </table:table-cell>
          <table:table-cell table:style-name="ce13" table:formula="of:=[.E17]" office:value-type="float" office:value="2.42" calcext:value-type="float">
            <text:p>2.42</text:p>
          </table:table-cell>
          <table:table-cell table:style-name="ce14"/>
          <table:table-cell office:value-type="string" calcext:value-type="string">
            <text:p>Failed on Mount (“ <text:span text:style-name="T3">Error reading superblock on volume 'ubi0:fs' errno=-12!”)</text:span>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Iteration #10</text:p>
          </table:table-cell>
          <table:table-cell table:style-name="ce13" table:formula="of:=[.E18]" office:value-type="float" office:value="0" calcext:value-type="float">
            <text:p>0.00</text:p>
          </table:table-cell>
          <table:table-cell table:style-name="ce14"/>
          <table:table-cell office:value-type="string" calcext:value-type="string">
            <text:p>Failed on Mount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Average Leak</text:p>
          </table:table-cell>
          <table:table-cell table:style-name="ce21" table:formula="of:=AVERAGE([.F10:.F17])" office:value-type="float" office:value="282.985" calcext:value-type="float">
            <text:p>282.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8:24:14.402668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1:58:56.361752033</meta:creation-date>
    <dc:date>2019-04-26T18:34:36.570455161</dc:date>
    <meta:editing-duration>PT2H42M27S</meta:editing-duration>
    <meta:editing-cycles>8</meta:editing-cycles>
    <meta:generator>LibreOffice/6.0.7.3$Linux_X86_64 LibreOffice_project/00m0$Build-3</meta:generator>
    <meta:document-statistic meta:table-count="2" meta:cell-count="178" meta:object-count="0"/>
  </office:meta>
</office:document-meta>
</file>